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9.75cm" fo:min-width="11.4cm"/>
      <style:paragraph-properties style:writing-mode="lr-tb"/>
    </style:style>
    <style:style style:name="gr3" style:family="graphic" style:parent-style-name="standard">
      <style:graphic-properties draw:fill-color="#00cccc" draw:textarea-horizontal-align="justify" draw:textarea-vertical-align="top" draw:auto-grow-height="false" fo:min-height="5.95cm" fo:min-width="10.3cm"/>
      <style:paragraph-properties style:writing-mode="lr-tb"/>
    </style:style>
    <style:style style:name="gr4" style:family="graphic" style:parent-style-name="standard">
      <style:graphic-properties draw:fill-color="#00ccff" draw:textarea-horizontal-align="justify" draw:textarea-vertical-align="top" draw:auto-grow-height="false" fo:min-height="3.85cm" fo:min-width="6cm"/>
      <style:paragraph-properties style:writing-mode="lr-tb"/>
    </style:style>
    <style:style style:name="gr5" style:family="graphic" style:parent-style-name="standard">
      <style:graphic-properties draw:stroke="dash" draw:stroke-dash="Fine_20_Dashed" svg:stroke-color="#999999" draw:fill-color="#00ccff" draw:textarea-horizontal-align="justify" draw:textarea-vertical-align="top" draw:auto-grow-height="false" fo:min-height="0.85cm" fo:min-width="2.2cm"/>
      <style:paragraph-properties style:writing-mode="lr-tb"/>
    </style:style>
    <style:style style:name="gr6" style:family="graphic" style:parent-style-name="standard">
      <style:graphic-properties draw:stroke="dash" draw:stroke-dash="Fine_20_Dashed" svg:stroke-color="#999999" draw:fill-color="#00ccff" draw:textarea-horizontal-align="justify" draw:textarea-vertical-align="top" draw:auto-grow-height="false" fo:min-height="0.95cm" fo:min-width="2.3cm"/>
      <style:paragraph-properties style:writing-mode="lr-tb"/>
    </style:style>
    <style:style style:name="gr7" style:family="graphic" style:parent-style-name="standard">
      <style:graphic-properties draw:stroke="dash" draw:stroke-dash="Fine_20_Dashed" svg:stroke-color="#999999" draw:fill-color="#00ccff" draw:textarea-horizontal-align="justify" draw:textarea-vertical-align="top" draw:auto-grow-height="false" fo:min-height="0.85cm" fo:min-width="2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21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05cm" fo:min-width="1.2cm"/>
      <style:paragraph-properties style:writing-mode="lr-tb"/>
    </style:style>
    <style:style style:name="gr10" style:family="graphic" style:parent-style-name="standard">
      <style:graphic-properties draw:fill-color="#ffffcc" draw:textarea-horizontal-align="left" draw:textarea-vertical-align="top" draw:auto-grow-height="false" fo:min-height="2.436cm" fo:min-width="3.668cm" fo:wrap-option="wrap"/>
      <style:paragraph-properties style:writing-mode="lr-tb"/>
    </style:style>
    <style:style style:name="gr11" style:family="graphic" style:parent-style-name="standard">
      <style:graphic-properties draw:fill-color="#ffffcc" draw:textarea-horizontal-align="left" draw:textarea-vertical-align="top" draw:auto-grow-height="false" fo:min-height="1.51cm" fo:min-width="3.668cm" fo:wrap-option="wrap"/>
      <style:paragraph-properties style:writing-mode="lr-tb"/>
    </style:style>
    <style:style style:name="gr12" style:family="graphic" style:parent-style-name="standard">
      <style:graphic-properties draw:fill-color="#ffffcc" draw:textarea-horizontal-align="left" draw:textarea-vertical-align="top" draw:auto-grow-height="false" fo:min-height="2.25cm" fo:min-width="3.39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2.55cm" fo:min-width="10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top" draw:auto-grow-height="false" fo:min-height="1.55cm" fo:min-width="8.1cm"/>
      <style:paragraph-properties style:writing-mode="lr-tb"/>
    </style:style>
    <style:style style:name="gr15" style:family="graphic" style:parent-style-name="standard">
      <style:graphic-properties draw:fill-color="#ffffcc" draw:textarea-horizontal-align="left" draw:textarea-vertical-align="top" draw:auto-grow-height="false" fo:min-height="1.696cm" fo:min-width="3.76cm" fo:wrap-option="wrap"/>
      <style:paragraph-properties style:writing-mode="lr-tb"/>
    </style:style>
    <style:style style:name="gr16" style:family="graphic" style:parent-style-name="standard">
      <style:graphic-properties draw:fill-color="#ffffcc" draw:textarea-horizontal-align="left" draw:textarea-vertical-align="top" draw:auto-grow-height="false" fo:min-height="1.418cm" fo:min-width="4.872cm" fo:wrap-option="wrap"/>
      <style:paragraph-properties style:writing-mode="lr-tb"/>
    </style:style>
    <style:style style:name="gr17" style:family="graphic" style:parent-style-name="standard">
      <style:graphic-properties draw:fill-color="#00ccff" draw:textarea-horizontal-align="justify" draw:textarea-vertical-align="top" draw:auto-grow-height="false" fo:min-height="1.05cm" fo:min-width="2.4cm"/>
      <style:paragraph-properties style:writing-mode="lr-tb"/>
    </style:style>
    <style:style style:name="gr18" style:family="graphic" style:parent-style-name="standard">
      <style:graphic-properties draw:fill-color="#ffffcc" draw:textarea-horizontal-align="left" draw:textarea-vertical-align="top" draw:auto-grow-height="false" fo:min-height="1.232cm" fo:min-width="3.668cm" fo:wrap-option="wrap"/>
      <style:paragraph-properties style:writing-mode="lr-tb"/>
    </style:style>
    <style:style style:name="gr19" style:family="graphic" style:parent-style-name="standard">
      <style:graphic-properties draw:fill-color="#ffffcc" draw:textarea-horizontal-align="left" draw:textarea-vertical-align="top" draw:auto-grow-height="false" fo:min-height="1.788cm" fo:min-width="5.334cm" fo:wrap-option="wrap"/>
      <style:paragraph-properties style:writing-mode="lr-tb"/>
    </style:style>
    <style:style style:name="gr20" style:family="graphic" style:parent-style-name="standard">
      <style:graphic-properties draw:fill="solid" draw:fill-color="#cfe7f5" draw:textarea-horizontal-align="justify" draw:textarea-vertical-align="top" draw:auto-grow-height="false" fo:min-height="1.95cm" fo:min-width="6.9cm"/>
      <style:paragraph-properties style:writing-mode="lr-tb"/>
    </style:style>
    <style:style style:name="gr21" style:family="graphic" style:parent-style-name="standard">
      <style:graphic-properties draw:fill-color="#ffffcc" draw:textarea-horizontal-align="left" draw:textarea-vertical-align="top" draw:auto-grow-height="false" fo:min-height="1.788cm" fo:min-width="7cm" fo:wrap-option="wrap"/>
      <style:paragraph-properties style:writing-mode="lr-tb"/>
    </style:style>
    <style:style style:name="gr22" style:family="graphic" style:parent-style-name="standard">
      <style:graphic-properties draw:fill-color="#ffffcc" draw:textarea-horizontal-align="left" draw:textarea-vertical-align="top" draw:auto-grow-height="false" fo:min-height="1.788cm" fo:min-width="6.6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00cccc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00cc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666666" loext:opacity="100%" fo:font-size="12pt" style:font-size-asian="12pt" style:font-size-complex="12pt"/>
    </style:style>
    <style:style style:name="P8" style:family="paragraph">
      <loext:graphic-properties draw:fill-color="#00ccff"/>
      <style:paragraph-properties fo:text-align="center"/>
      <style:text-properties fo:color="#666666" loext:opacity="100%" fo:font-size="12pt" style:font-size-asian="12pt" style:font-size-complex="12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>
      <style:paragraph-properties fo:text-align="start"/>
    </style:style>
    <style:style style:name="P13" style:family="paragraph">
      <loext:graphic-properties draw:fill-color="#ffffcc"/>
      <style:paragraph-properties fo:text-align="start"/>
      <style:text-properties fo:font-size="9pt" style:font-size-asian="9pt" style:font-size-complex="9pt"/>
    </style:style>
    <style:style style:name="P14" style:family="paragraph">
      <loext:graphic-properties draw:fill="solid" draw:fill-color="#cfe7f5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loext:opacity="100%" fo:font-size="12pt" style:font-size-asian="12pt" style:font-size-complex="12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0.962cm" svg:x="1cm" svg:y="1.538cm">
          <draw:text-box>
            <text:p text:style-name="P1">Components</text:p>
          </draw:text-box>
        </draw:frame>
        <draw:custom-shape draw:style-name="gr2" draw:text-style-name="P1" draw:layer="layout" svg:width="11.9cm" svg:height="10cm" svg:x="7.4cm" svg:y="5.3cm">
          <text:p text:style-name="P1">AuthenticatorManag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8cm" svg:height="6.2cm" svg:x="7.9cm" svg:y="8.3cm">
          <text:p text:style-name="P3"><text:span text:style-name="T1">Identity providers</text:span></text:p>
          <text:p text:style-name="P3"><text:span text:style-name="T2">list of Core\IdentityProvider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5cm" svg:height="4.1cm" svg:x="8.3cm" svg:y="10cm">
          <text:p text:style-name="P5"><text:span text:style-name="T3">loginpas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7cm" svg:height="1.1cm" svg:x="15.1cm" svg:y="9.9cm">
          <text:p text:style-name="P7"><text:span text:style-name="T4">oAuth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8cm" svg:height="1.2cm" svg:x="15.1cm" svg:y="12.8cm">
          <text:p text:style-name="P7"><text:span text:style-name="T4">SAM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8cm" svg:height="1.1cm" svg:x="15.1cm" svg:y="11.4cm">
          <text:p text:style-name="P7"><text:span text:style-name="T4">CAS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6cm" svg:height="1.471cm" svg:x="8.3cm" svg:y="10.629cm">
          <draw:text-box>
            <text:p text:style-name="P9"><text:span text:style-name="T5">backends</text:span></text:p>
            <text:p text:style-name="P9"><text:span text:style-name="T6">list of</text:span></text:p>
            <text:p text:style-name="P9"><text:span text:style-name="T6">LoginPass\BackendPluginInterface</text:span></text:p>
          </draw:text-box>
        </draw:frame>
        <draw:custom-shape draw:style-name="gr9" draw:text-style-name="P11" draw:layer="layout" svg:width="1.7cm" svg:height="1.3cm" svg:x="8.6cm" svg:y="12.5cm">
          <text:p text:style-name="P1"><text:span text:style-name="T5">ldap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7cm" svg:height="1.3cm" svg:x="10.6cm" svg:y="12.5cm">
          <text:p text:style-name="P1"><text:span text:style-name="T5">dbda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7cm" svg:height="1.3cm" svg:x="12.5cm" svg:y="12.5cm">
          <text:p text:style-name="P1"><text:span text:style-name="T5">inifile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5cm" svg:height="2.9cm" svg:x="2.2cm" svg:y="7.7cm">
          <text:p text:style-name="P12"><text:span text:style-name="T7">Identity providers have API to get URL to login/logout, and to get HTML content for the login page. Some controllers are dedicated to each providers</text:span></text:p>
          <draw:enhanced-geometry svg:viewBox="0 0 21600 21600" draw:text-areas="800 800 20800 20800" draw:type="round-rectangular-callout" draw:modifiers="30526.0164407909 8398.75904860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3" draw:layer="layout" svg:width="4.5cm" svg:height="1.9cm" svg:x="2.4cm" svg:y="11.1cm">
          <text:p text:style-name="P12"><text:span text:style-name="T7">loginpass is an identity provider that authenticate <text:s/>users with a login and password.</text:span></text:p>
          <draw:enhanced-geometry svg:viewBox="0 0 21600 21600" draw:text-areas="800 800 20800 20800" draw:type="round-rectangular-callout" draw:modifiers="31788.1359697845 -6817.464492372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4.2cm" svg:height="2.7cm" svg:x="2.8cm" svg:y="13.7cm">
          <text:p text:style-name="P12"><text:span text:style-name="T7">Backends for loginpass are responsible to store and check credentials. Existing backends are ldap, database and ini file</text:span></text:p>
          <draw:enhanced-geometry svg:viewBox="0 0 21600 21600" draw:text-areas="800 800 20800 20800" draw:type="round-rectangular-callout" draw:modifiers="30567.0078552726 -4430.35912624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11.1cm" svg:height="2.8cm" svg:x="7.9cm" svg:y="16.3cm">
          <text:p text:style-name="P1">AuthSession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6cm" svg:height="1.8cm" svg:x="1.4cm" svg:y="3cm">
          <text:p text:style-name="P1">jAuthentication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6cm" svg:height="2.1cm" svg:x="11.1cm" svg:y="2.4cm">
          <text:p text:style-name="P12"><text:span text:style-name="T7">static class with singletons to access to the authenticator manager and the authentication session</text:span></text:p>
          <draw:enhanced-geometry svg:viewBox="0 0 21600 21600" draw:text-areas="800 800 20800 20800" draw:type="round-rectangular-callout" draw:modifiers="-9356.4007824386 13694.0504521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3" draw:layer="layout" svg:width="5.8cm" svg:height="1.8cm" svg:x="1.2cm" svg:y="16.6cm">
          <text:p text:style-name="P12"><text:span text:style-name="T7">Responsible to manage the state of the authentication. Has an API to retrieve user properties or to know if a user is authenticated </text:span></text:p>
          <draw:enhanced-geometry svg:viewBox="0 0 21600 21600" draw:text-areas="800 800 20800 20800" draw:type="round-rectangular-callout" draw:modifiers="28819.8586450612 5229.09494725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6" draw:layer="layout" svg:width="2.9cm" svg:height="1.3cm" svg:x="10cm" svg:y="17.4cm">
          <text:p text:style-name="P5"><text:span text:style-name="T3">PHP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.9cm" svg:height="1.3cm" svg:x="13.7cm" svg:y="17.4cm">
          <text:p text:style-name="P5"><text:span text:style-name="T3">VA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5cm" svg:height="1.6cm" svg:x="2.2cm" svg:y="5.6cm">
          <text:p text:style-name="P12"><text:span text:style-name="T7">Allow to access to any identity provider declared into the configuration</text:span></text:p>
          <draw:enhanced-geometry svg:viewBox="0 0 21600 21600" draw:text-areas="800 800 20800 20800" draw:type="round-rectangular-callout" draw:modifiers="31140.2799377916 4856.96439725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3" draw:layer="layout" svg:width="6.3cm" svg:height="2.2cm" svg:x="1.3cm" svg:y="18.6cm">
          <text:p text:style-name="P12"><text:span text:style-name="T7">state of the authentication is managed by plugins. Existing plugins store the state into the php session, or into a variable. Plugins for Redis or else can be also made.</text:span></text:p>
          <draw:enhanced-geometry svg:viewBox="0 0 21600 21600" draw:text-areas="800 800 20800 20800" draw:type="round-rectangular-callout" draw:modifiers="32394.8579590541 -4053.06678782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7.4cm" svg:height="2.2cm" svg:x="2.2cm" svg:y="21.9cm">
          <text:p text:style-name="P1">identity provider module</text:p>
          <text:p text:style-name="P1"><text:span text:style-name="T2">(ex : authloginpass)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8.1cm" svg:height="2.2cm" svg:x="1.6cm" svg:y="24.5cm">
          <text:p text:style-name="P12"><text:span text:style-name="T7">It provides plugins, controllers and other classes to manage a specific type of authentication.</text:span></text:p>
          <text:p text:style-name="P12"><text:span text:style-name="T7">It is reponsible to store/remove user properties into the AuthSession component when the user login/logout. </text:span></text:p>
          <draw:enhanced-geometry svg:viewBox="0 0 21600 21600" draw:text-areas="800 800 20800 20800" draw:type="round-rectangular-callout" draw:modifiers="8209.6531292433 -7841.16310767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4" draw:layer="layout" svg:width="7.4cm" svg:height="2.2cm" svg:x="10.9cm" svg:y="21.8cm">
          <text:p text:style-name="P1">authcore module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7.7cm" svg:height="2.2cm" svg:x="11.2cm" svg:y="24.5cm">
          <text:p text:style-name="P12"><text:span text:style-name="T7">It provides main components (see above), <text:s/>a login page, that displays html content of each identity providers (like a form). It provides also plugins for the Jelix coordinator and for other components like jTpl.</text:span></text:p>
          <text:p text:style-name="P12"><text:span text:style-name="T7"/></text:p>
          <draw:enhanced-geometry svg:viewBox="0 0 21600 21600" draw:text-areas="800 800 20800 20800" draw:type="round-rectangular-callout" draw:modifiers="8636.07323724192 -7841.16310767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5T10:14:55.197108476</meta:creation-date>
    <dc:date>2021-01-05T11:40:41.125199807</dc:date>
    <meta:editing-duration>PT2M32S</meta:editing-duration>
    <meta:editing-cycles>2</meta:editing-cycles>
    <meta:generator>LibreOffice/7.0.3.1$Linux_X86_64 LibreOffice_project/00$Build-1</meta:generator>
    <meta:document-statistic meta:object-count="26"/>
  </office:meta>
</office:document-meta>
</file>